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96.55pt"/>
    </style:style>
    <style:style style:name="co5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37pt" fo:font-style="normal" fo:text-shadow="none" style:text-underline-style="none" fo:font-weight="bold" style:font-size-asian="37pt" style:font-style-asian="normal" style:font-weight-asian="bold" style:font-name-complex="Arial" style:font-size-complex="37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37pt" fo:font-style="normal" fo:text-shadow="none" style:text-underline-style="none" fo:font-weight="bold" style:font-size-asian="37pt" style:font-style-asian="normal" style:font-weight-asian="bold" style:font-name-complex="Arial" style:font-size-complex="37pt" style:font-style-complex="normal" style:font-weight-complex="bold"/>
    </style:style>
    <style:style style:name="ce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26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3">
            <text:p>Factur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/>
          <table:covered-table-cell table:number-columns-repeated="4"/>
          <table:table-cell table:number-columns-repeated="1019"/>
        </table:table-row>
        <table:table-row table:style-name="ro1">
          <table:table-cell table:style-name="ce1"/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6" office:value-type="string" calcext:value-type="string">
            <text:p>Codi</text:p>
          </table:table-cell>
          <table:table-cell table:style-name="ce13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6" office:value-type="string" calcext:value-type="string">
            <text:p>Preu Unitari</text:p>
          </table:table-cell>
          <table:table-cell table:style-name="ce6" office:value-type="string" calcext:value-type="string">
            <text:p>Subtotal</text:p>
          </table:table-cell>
          <table:table-cell table:style-name="ce6" office:value-type="string" calcext:value-type="string">
            <text:p>% De descompte</text:p>
          </table:table-cell>
          <table:table-cell table:style-name="ce6" office:value-type="string" calcext:value-type="string">
            <text:p>Total Descompte €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</text:p>
          </table:table-cell>
          <table:table-cell table:style-name="ce6" office:value-type="string" calcext:value-type="string">
            <text:p>Totalm amb IVA %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3956" calcext:value-type="float">
            <text:p>123956</text:p>
          </table:table-cell>
          <table:table-cell table:style-name="ce7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float" office:value="14.99" calcext:value-type="float">
            <text:p>14.99€</text:p>
          </table:table-cell>
          <table:table-cell table:style-name="ce23" table:formula="of:=[.D6]*[.E6]" office:value-type="float" office:value="29.98" calcext:value-type="float">
            <text:p>29.98€</text:p>
          </table:table-cell>
          <table:table-cell table:style-name="ce26" office:value-type="percentage" office:value="0.05" calcext:value-type="percentage">
            <text:p>5.0%</text:p>
          </table:table-cell>
          <table:table-cell table:style-name="ce23" table:formula="of:=[.F6]*[.G6]" office:value-type="float" office:value="1.499" calcext:value-type="float">
            <text:p>1.50€</text:p>
          </table:table-cell>
          <table:table-cell table:style-name="ce29" office:value-type="percentage" office:value="0.21" calcext:value-type="percentage">
            <text:p>21.00%</text:p>
          </table:table-cell>
          <table:table-cell table:style-name="ce23" table:formula="of:=([.F6]-[.H6])*[.I6]" office:value-type="float" office:value="5.98101" calcext:value-type="float">
            <text:p>5.98€</text:p>
          </table:table-cell>
          <table:table-cell table:style-name="ce23" table:formula="of:=[.F6]-[.H6]+[.J6]" office:value-type="float" office:value="34.46201" calcext:value-type="float">
            <text:p>34.46€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3957" calcext:value-type="float">
            <text:p>123957</text:p>
          </table:table-cell>
          <table:table-cell table:style-name="ce7" office:value-type="string" calcext:value-type="string">
            <text:p>Sa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9.15" calcext:value-type="float">
            <text:p>29.15€</text:p>
          </table:table-cell>
          <table:table-cell table:style-name="ce23" table:formula="of:=[.D7]*[.E7]" office:value-type="float" office:value="29.15" calcext:value-type="float">
            <text:p>29.15€</text:p>
          </table:table-cell>
          <table:table-cell table:style-name="ce26" office:value-type="percentage" office:value="0.03" calcext:value-type="percentage">
            <text:p>3.0%</text:p>
          </table:table-cell>
          <table:table-cell table:style-name="ce23" table:formula="of:=[.F7]*[.G7]" office:value-type="float" office:value="0.8745" calcext:value-type="float">
            <text:p>0.87€</text:p>
          </table:table-cell>
          <table:table-cell table:style-name="ce29" office:value-type="percentage" office:value="0.21" calcext:value-type="percentage">
            <text:p>21.00%</text:p>
          </table:table-cell>
          <table:table-cell table:style-name="ce23" table:formula="of:=([.F7]-[.H7])*[.I7]" office:value-type="float" office:value="5.937855" calcext:value-type="float">
            <text:p>5.94€</text:p>
          </table:table-cell>
          <table:table-cell table:style-name="ce23" table:formula="of:=[.F7]-[.H7]+[.J7]" office:value-type="float" office:value="34.213355" calcext:value-type="float">
            <text:p>34.21€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3958" calcext:value-type="float">
            <text:p>123958</text:p>
          </table:table-cell>
          <table:table-cell table:style-name="ce7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float" office:value="25.66" calcext:value-type="float">
            <text:p>25.66€</text:p>
          </table:table-cell>
          <table:table-cell table:style-name="ce23" table:formula="of:=[.D8]*[.E8]" office:value-type="float" office:value="76.98" calcext:value-type="float">
            <text:p>76.98€</text:p>
          </table:table-cell>
          <table:table-cell table:style-name="ce26" office:value-type="percentage" office:value="0.1" calcext:value-type="percentage">
            <text:p>10.0%</text:p>
          </table:table-cell>
          <table:table-cell table:style-name="ce23" table:formula="of:=[.F8]*[.G8]" office:value-type="float" office:value="7.698" calcext:value-type="float">
            <text:p>7.70€</text:p>
          </table:table-cell>
          <table:table-cell table:style-name="ce29" office:value-type="percentage" office:value="0.1" calcext:value-type="percentage">
            <text:p>10.00%</text:p>
          </table:table-cell>
          <table:table-cell table:style-name="ce23" table:formula="of:=([.F8]-[.H8])*[.I8]" office:value-type="float" office:value="6.9282" calcext:value-type="float">
            <text:p>6.93€</text:p>
          </table:table-cell>
          <table:table-cell table:style-name="ce23" table:formula="of:=[.F8]-[.H8]+[.J8]" office:value-type="float" office:value="76.2102" calcext:value-type="float">
            <text:p>76.21€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3959" calcext:value-type="float">
            <text:p>123959</text:p>
          </table:table-cell>
          <table:table-cell table:style-name="ce7" office:value-type="string" calcext:value-type="string">
            <text:p>Patates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float" office:value="0.85" calcext:value-type="float">
            <text:p>0.85€</text:p>
          </table:table-cell>
          <table:table-cell table:style-name="ce23" table:formula="of:=[.D9]*[.E9]" office:value-type="float" office:value="4.25" calcext:value-type="float">
            <text:p>4.25€</text:p>
          </table:table-cell>
          <table:table-cell table:style-name="ce14"/>
          <table:table-cell table:style-name="ce23" table:formula="of:=[.F9]*[.G9]" office:value-type="float" office:value="0" calcext:value-type="float">
            <text:p>0.00€</text:p>
          </table:table-cell>
          <table:table-cell table:style-name="ce29" office:value-type="percentage" office:value="0.04" calcext:value-type="percentage">
            <text:p>4.00%</text:p>
          </table:table-cell>
          <table:table-cell table:style-name="ce23" table:formula="of:=([.F9]-[.H9])*[.I9]" office:value-type="float" office:value="0.17" calcext:value-type="float">
            <text:p>0.17€</text:p>
          </table:table-cell>
          <table:table-cell table:style-name="ce23" table:formula="of:=[.F9]-[.H9]+[.J9]" office:value-type="float" office:value="4.42" calcext:value-type="float">
            <text:p>4.42€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Import Brut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Total Descompte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Tipus IVA</text:p>
          </table:table-cell>
          <table:covered-table-cell table:style-name="ce27"/>
          <table:table-cell table:style-name="ce13" office:value-type="string" calcext:value-type="string" table:number-columns-spanned="2" table:number-rows-spanned="1">
            <text:p>Base Imponible</text:p>
          </table:table-cell>
          <table:covered-table-cell table:style-name="ce27"/>
          <table:table-cell table:style-name="ce13" office:value-type="string" calcext:value-type="string" table:number-columns-spanned="2" table:number-rows-spanned="1">
            <text:p>Import IVA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2"/>
          <table:table-cell table:style-name="ce9" table:formula="of:=SUM([.F6:.F9])" office:value-type="float" office:value="140.36" calcext:value-type="float" table:number-columns-spanned="2" table:number-rows-spanned="3">
            <text:p>140.36€</text:p>
          </table:table-cell>
          <table:covered-table-cell table:style-name="ce16"/>
          <table:table-cell table:style-name="ce20" table:formula="of:=SUM([.H5:.H9])" office:value-type="currency" office:currency="EUR" office:value="10.0715" calcext:value-type="currency" table:number-columns-spanned="2" table:number-rows-spanned="3">
            <text:p>10.07 €</text:p>
          </table:table-cell>
          <table:covered-table-cell table:style-name="ce16"/>
          <table:table-cell table:style-name="ce24" office:value-type="percentage" office:value="0.04" calcext:value-type="percentage" table:number-columns-spanned="2" table:number-rows-spanned="1">
            <text:p>4%</text:p>
          </table:table-cell>
          <table:covered-table-cell table:style-name="ce27"/>
          <table:table-cell table:style-name="ce28" table:formula="of:=SUMIF([.I$6:.K$10];[.F12];[.K$6:.K$10])-SUMIF([.I$6:.K$10];[.F12];[.J$6:.J$10])" office:value-type="currency" office:currency="EUR" office:value="4.25" calcext:value-type="currency" table:number-columns-spanned="2" table:number-rows-spanned="1">
            <text:p>4.25 €</text:p>
          </table:table-cell>
          <table:covered-table-cell table:style-name="ce27"/>
          <table:table-cell table:style-name="ce28" table:formula="of:=[.F12]*[.H12]" office:value-type="currency" office:currency="EUR" office:value="0.17" calcext:value-type="currency" table:number-columns-spanned="2" table:number-rows-spanned="1">
            <text:p>0.17 €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2"/>
          <table:covered-table-cell table:style-name="ce10"/>
          <table:covered-table-cell table:style-name="ce16"/>
          <table:covered-table-cell/>
          <table:covered-table-cell table:style-name="ce16"/>
          <table:table-cell table:style-name="ce24" office:value-type="percentage" office:value="0.1" calcext:value-type="percentage" table:number-columns-spanned="2" table:number-rows-spanned="1">
            <text:p>10%</text:p>
          </table:table-cell>
          <table:covered-table-cell table:style-name="ce27"/>
          <table:table-cell table:style-name="ce28" table:formula="of:=SUMIF([.I$6:.K$10];[.F13];[.K$6:.K$10])-SUMIF([.I$6:.K$10];[.F13];[.J$6:.J$10])" office:value-type="currency" office:currency="EUR" office:value="69.282" calcext:value-type="currency" table:number-columns-spanned="2" table:number-rows-spanned="1">
            <text:p>69.28 €</text:p>
          </table:table-cell>
          <table:covered-table-cell table:style-name="ce27"/>
          <table:table-cell table:style-name="ce28" table:formula="of:=[.F13]*[.H13]" office:value-type="currency" office:currency="EUR" office:value="6.9282" calcext:value-type="currency" table:number-columns-spanned="2" table:number-rows-spanned="1">
            <text:p>6.93 €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2"/>
          <table:covered-table-cell table:style-name="ce11"/>
          <table:covered-table-cell table:style-name="ce17"/>
          <table:covered-table-cell table:style-name="ce19"/>
          <table:covered-table-cell table:style-name="ce17"/>
          <table:table-cell table:style-name="ce24" office:value-type="percentage" office:value="0.21" calcext:value-type="percentage" table:number-columns-spanned="2" table:number-rows-spanned="1">
            <text:p>21%</text:p>
          </table:table-cell>
          <table:covered-table-cell table:style-name="ce27"/>
          <table:table-cell table:style-name="ce28" table:formula="of:=SUMIF([.I$6:.K$10];[.F14];[.K$6:.K$10])-SUMIF([.I$6:.K$10];[.F14];[.J$6:.J$10])" office:value-type="currency" office:currency="EUR" office:value="56.7565" calcext:value-type="currency" table:number-columns-spanned="2" table:number-rows-spanned="1">
            <text:p>56.76 €</text:p>
          </table:table-cell>
          <table:covered-table-cell table:style-name="ce27"/>
          <table:table-cell table:style-name="ce28" table:formula="of:=[.F14]*[.H14]" office:value-type="currency" office:currency="EUR" office:value="11.918865" calcext:value-type="currency" table:number-columns-spanned="2" table:number-rows-spanned="1">
            <text:p>11.92 €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/>
          <table:table-cell table:style-name="ce12" office:value-type="string" calcext:value-type="string" table:number-columns-spanned="4" table:number-rows-spanned="4">
            <text:p>Forma de pagament:</text:p>
          </table:table-cell>
          <table:covered-table-cell table:number-columns-repeated="2" table:style-name="ce18"/>
          <table:covered-table-cell table:style-name="ce15"/>
          <table:table-cell table:style-name="ce25" office:value-type="string" calcext:value-type="string" table:number-columns-spanned="4" table:number-rows-spanned="4">
            <text:p>Total Factura</text:p>
          </table:table-cell>
          <table:covered-table-cell table:number-columns-repeated="2" table:style-name="ce18"/>
          <table:covered-table-cell table:style-name="ce15"/>
          <table:table-cell table:style-name="ce30" table:formula="of:=SUM([.K6:.K10])" office:value-type="float" office:value="149.305565" calcext:value-type="float" table:number-columns-spanned="2" table:number-rows-spanned="4">
            <text:p>149.31€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4"/>
          <table:covered-table-cell table:style-name="ce10"/>
          <table:covered-table-cell table:number-columns-repeated="2"/>
          <table:covered-table-cell table:style-name="ce16"/>
          <table:covered-table-cell table:style-name="ce10"/>
          <table:covered-table-cell table:number-columns-repeated="2"/>
          <table:covered-table-cell table:style-name="ce16"/>
          <table:covered-table-cell table:style-name="ce10"/>
          <table:covered-table-cell table:style-name="ce16"/>
          <table:table-cell table:number-columns-repeated="1013"/>
        </table:table-row>
        <table:table-row table:style-name="ro1">
          <table:table-cell table:style-name="ce4"/>
          <table:covered-table-cell table:style-name="ce10"/>
          <table:covered-table-cell table:number-columns-repeated="2"/>
          <table:covered-table-cell table:style-name="ce16"/>
          <table:covered-table-cell table:style-name="ce10"/>
          <table:covered-table-cell table:number-columns-repeated="2"/>
          <table:covered-table-cell table:style-name="ce16"/>
          <table:covered-table-cell table:style-name="ce10"/>
          <table:covered-table-cell table:style-name="ce16"/>
          <table:table-cell table:number-columns-repeated="1013"/>
        </table:table-row>
        <table:table-row table:style-name="ro1">
          <table:table-cell table:style-name="ce4"/>
          <table:covered-table-cell table:style-name="ce11"/>
          <table:covered-table-cell table:number-columns-repeated="2" table:style-name="ce19"/>
          <table:covered-table-cell table:style-name="ce17"/>
          <table:covered-table-cell table:style-name="ce11"/>
          <table:covered-table-cell table:number-columns-repeated="2" table:style-name="ce19"/>
          <table:covered-table-cell table:style-name="ce17"/>
          <table:covered-table-cell table:style-name="ce11"/>
          <table:covered-table-cell table:style-name="ce17"/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27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Dev/6.0.5.2$Linux_X86_64 LibreOffice_project/</meta:generator>
  </office:meta>
</office:document-meta>
</file>